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1" svg:font-family="'DejaVu Sans'" style:font-family-generic="swiss"/>
    <style:font-face style:name="Nazli" svg:font-family="Nazli"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rsid="001ab049" officeooo:paragraph-rsid="001ab049"/>
    </style:style>
    <style:style style:name="P2" style:family="paragraph" style:parent-style-name="Standard">
      <style:paragraph-properties fo:text-align="center" style:justify-single-word="false" style:writing-mode="lr-tb"/>
      <style:text-properties fo:font-size="18pt" officeooo:rsid="001a363b" officeooo:paragraph-rsid="001a363b" style:font-size-asian="15.75pt" style:font-name-complex="FreeSans" style:font-size-complex="18pt"/>
    </style:style>
    <style:style style:name="P3" style:family="paragraph" style:parent-style-name="Standard">
      <style:paragraph-properties fo:text-align="end" style:justify-single-word="false" style:writing-mode="rl-tb"/>
      <style:text-properties fo:color="#5983b0" fo:font-size="14pt" officeooo:rsid="001a363b" officeooo:paragraph-rsid="001a363b" style:font-size-asian="12.25pt" style:font-name-complex="Nazli" style:font-size-complex="14pt"/>
    </style:style>
    <style:style style:name="P4" style:family="paragraph" style:parent-style-name="Standard">
      <style:paragraph-properties fo:text-align="end" style:justify-single-word="false" style:writing-mode="rl-tb"/>
      <style:text-properties fo:color="#5983b0" fo:font-size="14pt" officeooo:rsid="001ab049" officeooo:paragraph-rsid="001ab049" style:font-size-asian="12.25pt" style:font-name-complex="Nazli" style:font-size-complex="14pt"/>
    </style:style>
    <style:style style:name="P5" style:family="paragraph" style:parent-style-name="Standard">
      <style:paragraph-properties fo:text-align="end" style:justify-single-word="false" style:writing-mode="rl-tb"/>
      <style:text-properties fo:color="#000000" fo:font-size="14pt" officeooo:rsid="001ab049" officeooo:paragraph-rsid="001ab049" style:font-size-asian="12.25pt" style:font-name-complex="Nazli" style:font-size-complex="14pt"/>
    </style:style>
    <style:style style:name="P6" style:family="paragraph" style:parent-style-name="Standard">
      <style:paragraph-properties fo:text-align="end" style:justify-single-word="false" style:writing-mode="rl-tb"/>
      <style:text-properties fo:color="#000000" fo:font-size="14pt" officeooo:rsid="001ab464" officeooo:paragraph-rsid="001ab464" style:font-size-asian="12.25pt" style:font-name-complex="Nazli" style:font-size-complex="14pt"/>
    </style:style>
    <style:style style:name="P7" style:family="paragraph" style:parent-style-name="Standard">
      <style:paragraph-properties fo:text-align="end" style:justify-single-word="false" style:writing-mode="rl-tb"/>
      <style:text-properties fo:color="#000000" fo:font-size="14pt" officeooo:rsid="001b5344" officeooo:paragraph-rsid="001cf4e4" style:font-size-asian="12.25pt" style:font-name-complex="Nazli" style:font-size-complex="14pt"/>
    </style:style>
    <style:style style:name="T1" style:family="text">
      <style:text-properties officeooo:rsid="001ab464"/>
    </style:style>
    <style:style style:name="T2" style:family="text">
      <style:text-properties officeooo:rsid="001b5cac"/>
    </style:style>
    <style:style style:name="T3" style:family="text">
      <style:text-properties officeooo:rsid="001cf4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Xen vs. Virtualbox</text:p>
      <text:p text:style-name="P3">درباره‌ی Xen</text:p>
      <text:p text:style-name="P5">زن یک سرپرست<text:note text:id="ftn0" text:note-class="footnote"><text:note-citation>1</text:note-citation><text:note-body><text:p text:style-name="P1">hypervisor</text:p></text:note-body></text:note> است که اجرای همزمان چند مهمان مجازی روی یک دستگاه فیزیکی را کنترل می‌کند. زن یک سرپرست نوع یک است. بدین معنی که به جای اجرا شدن روی سیستم عامل میزبان، مستقیما روی دستگاه فیزیکی اجرا می‌شود. ماشین‌های مهمانی که در محیط زن اجرا می‌شوند domain نامید می‌شوند. یکی از این مهمان‌ها نامش domain0 است که وظیفه‌ی مدیریت سرپرست و شروع و توقف اجرای سایر مهمان‌ها را دارد. زن دو نوع مجازی‌سازی کلی را پوشش می‌دهد. نوع یک مجازی‌سازی Paravirtualization است که در آن میهمان از اینکه در محیط مجازی می‌شود آگاه است و <text:span text:style-name="T1">تغییرات خاصی یافته که می‌تواند</text:span> فراخوانی‌های خاصی <text:span text:style-name="T1">انجام </text:span>دهد. نوع دوم مجازی‌سازی که زن امکانش را فراهم می‌کند، Hardware Virtualized Machine است. <text:span text:style-name="T1">در این نوع مجازی سازی سیستم عامل مهمان تغییر یافته نیست. بلکه میزبان برای آن یک مجموعه سخت‌افزار کامل مجازی درست می‌کند. این مدل سربار بیشتری از مدل اول دارد.</text:span></text:p>
      <text:p text:style-name="P6">ساختار کلی کارکرد زن بسیار مرتبط به control domain یا همان dom0 است. بدین صورت که این domain قابلیت ساخت domain ها جدید، قرار دادن driver ها در اختیار سایر domain ها و عوض کردن تنظیمات سرپرست را دارد. همچنین برای پیاده‌سازی paravirtualizaion یک backend روی همین dom0 اجرا می‌شود و یک frontend روی domain های دیگر. این frontend به سیستم عامل‌های میهمان اجازه‌ی دسترسی به دستگاه مجازی را می‌ٔهد. </text:p>
      <text:p text:style-name="P6">منبع: wiki.xen.org</text:p>
      <text:p text:style-name="P4">درباره‌ی Virtualbox</text:p>
      <text:p text:style-name="P7">ویرچوال‌باکس یک برنامه‌ی شبیه‌سازی است که روی سیستم عامل میزبان اجرا می‌شود. یعنی یک سرپرست نوع ۲ است. این برنامه قابلیت اجرای همزمان چند سیستم عامل مهمان را روی سیستم‌عامل میزبان می‌دهد. ویرچوال باکس انواع و اقسام قابلیت‌ها را دارد. از جمله اینکه امکان ذخیره‌ی snapshot از وضعیت یک ماشین میزبان را دارد که بعداً می‌توانیم به آن وضعیت برگردیم. این کار حتی زمانی که ماشین مجازی در حال اجراست امکان‌پذیر است. همچنین قابلیت گروه‌بندی ماشین‌های مجازی هم در ویرچوال‌باکس وجود دارد <text:span text:style-name="T2">و جالب اینجاست که اکثر دستورهایی که برای ماشین‌های مجازی تکی قابل اجراست برای گروه‌ها هم قابل اجراست. </text:span></text:p>
      <text:p text:style-name="P7"/>
      <text:p text:style-name="P7"><text:span text:style-name="T3">منبع: https://www.virtualbox.org/manual/ch01.html</text:spa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1" svg:font-family="'DejaVu Sans'" style:font-family-generic="swiss"/>
    <style:font-face style:name="Nazli" svg:font-family="Nazli"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5T19:12:42.294225769</meta:creation-date>
    <dc:date>2020-11-05T20:50:09.787422061</dc:date>
    <meta:editing-duration>PT14M45S</meta:editing-duration>
    <meta:editing-cycles>2</meta:editing-cycles>
    <meta:generator>LibreOffice/6.4.6.2$Linux_X86_64 LibreOffice_project/40$Build-2</meta:generator>
    <meta:document-statistic meta:table-count="0" meta:image-count="0" meta:object-count="0" meta:page-count="1" meta:paragraph-count="9" meta:word-count="331" meta:character-count="1872" meta:non-whitespace-character-count="1547"/>
  </office:meta>
</office:document-meta>
</file>